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c03f" officeooo:paragraph-rsid="0018c03f"/>
    </style:style>
    <style:style style:name="P2" style:family="paragraph" style:parent-style-name="Standard">
      <style:text-properties fo:font-size="14pt" fo:font-weight="bold" officeooo:rsid="0018c03f" officeooo:paragraph-rsid="0018c03f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y 4:</text:p>
      <text:p text:style-name="P1"/>
      <text:p text:style-name="P1">Erosion : Elimination of pixels. If a white pixel is surrounded by black ones, change it to black.</text:p>
      <text:p text:style-name="P1">Dilation: If a black pixel surrounded by white , change it to white.</text:p>
      <text:p text:style-name="P1"/>
      <text:p text:style-name="P1">Bucket filling</text:p>
      <text:p text:style-name="P1"/>
      <text:p text:style-name="P1">Hough transformat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06:30:27.621503520</meta:creation-date>
    <dc:date>2016-12-05T06:36:50.354994207</dc:date>
    <meta:editing-duration>P0D</meta:editing-duration>
    <meta:editing-cycles>1</meta:editing-cycles>
    <meta:document-statistic meta:table-count="0" meta:image-count="0" meta:object-count="0" meta:page-count="1" meta:paragraph-count="5" meta:word-count="37" meta:character-count="206" meta:non-whitespace-character-count="174"/>
    <meta:generator>LibreOffice/4.2.3.3$Linux_X86_64 LibreOffice_project/420m0$Build-3</meta:generator>
  </office:meta>
</office:document-meta>
</file>